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officeooo:rsid="005c0049" officeooo:paragraph-rsid="0002dc18"/>
    </style:style>
    <style:style style:name="P3" style:family="paragraph" style:parent-style-name="Quotations">
      <style:text-properties officeooo:paragraph-rsid="00ad7cfa"/>
    </style:style>
    <style:style style:name="P4" style:family="paragraph" style:parent-style-name="Quotations">
      <style:text-properties officeooo:rsid="0148f3a7" officeooo:paragraph-rsid="0148f3a7"/>
    </style:style>
    <style:style style:name="P5" style:family="paragraph" style:parent-style-name="Quotations">
      <style:text-properties officeooo:rsid="014a2336" officeooo:paragraph-rsid="014a2336"/>
    </style:style>
    <style:style style:name="P6" style:family="paragraph" style:parent-style-name="Quotations">
      <style:text-properties officeooo:rsid="014f84f8" officeooo:paragraph-rsid="014f84f8"/>
    </style:style>
    <style:style style:name="P7" style:family="paragraph" style:parent-style-name="Quotations">
      <style:text-properties officeooo:rsid="0152ebd3" officeooo:paragraph-rsid="0152ebd3"/>
    </style:style>
    <style:style style:name="P8" style:family="paragraph" style:parent-style-name="Quotations">
      <style:text-properties officeooo:rsid="00536661" officeooo:paragraph-rsid="0161d878"/>
    </style:style>
    <style:style style:name="P9" style:family="paragraph" style:parent-style-name="Quotations">
      <style:text-properties officeooo:rsid="00533c85" officeooo:paragraph-rsid="0161d878"/>
    </style:style>
    <style:style style:name="P10" style:family="paragraph" style:parent-style-name="Text_20_body">
      <style:text-properties officeooo:rsid="0040cd79" officeooo:paragraph-rsid="0046be5a"/>
    </style:style>
    <style:style style:name="P11" style:family="paragraph" style:parent-style-name="Text_20_body">
      <style:text-properties officeooo:rsid="0046be5a" officeooo:paragraph-rsid="00514ba1"/>
    </style:style>
    <style:style style:name="P12" style:family="paragraph" style:parent-style-name="Text_20_body">
      <style:text-properties officeooo:rsid="00481858" officeooo:paragraph-rsid="00514ba1"/>
    </style:style>
    <style:style style:name="P13" style:family="paragraph" style:parent-style-name="Text_20_body">
      <style:text-properties officeooo:rsid="0049e8b8" officeooo:paragraph-rsid="00514ba1"/>
    </style:style>
    <style:style style:name="P14" style:family="paragraph" style:parent-style-name="Text_20_body">
      <style:text-properties officeooo:rsid="004ae878" officeooo:paragraph-rsid="00514ba1"/>
    </style:style>
    <style:style style:name="P15" style:family="paragraph" style:parent-style-name="Text_20_body">
      <style:text-properties officeooo:paragraph-rsid="00514ba1"/>
    </style:style>
    <style:style style:name="P16" style:family="paragraph" style:parent-style-name="Text_20_body">
      <style:text-properties officeooo:rsid="00533c85" officeooo:paragraph-rsid="00533c85"/>
    </style:style>
    <style:style style:name="P17" style:family="paragraph" style:parent-style-name="Text_20_body">
      <style:text-properties officeooo:rsid="00536661" officeooo:paragraph-rsid="005a4c11"/>
    </style:style>
    <style:style style:name="P18" style:family="paragraph" style:parent-style-name="Text_20_body">
      <style:text-properties officeooo:rsid="005a4c11" officeooo:paragraph-rsid="005a4c11"/>
    </style:style>
    <style:style style:name="P19" style:family="paragraph" style:parent-style-name="Text_20_body">
      <style:text-properties officeooo:rsid="00664c5b" officeooo:paragraph-rsid="00a81775"/>
    </style:style>
    <style:style style:name="P20" style:family="paragraph" style:parent-style-name="Text_20_body">
      <style:text-properties officeooo:rsid="00664c5b" officeooo:paragraph-rsid="00664c5b"/>
    </style:style>
    <style:style style:name="P21" style:family="paragraph" style:parent-style-name="Text_20_body">
      <style:text-properties officeooo:rsid="006f5089" officeooo:paragraph-rsid="006f5089"/>
    </style:style>
    <style:style style:name="P22" style:family="paragraph" style:parent-style-name="Text_20_body">
      <style:text-properties officeooo:rsid="00a3066f" officeooo:paragraph-rsid="00a3066f"/>
    </style:style>
    <style:style style:name="P23" style:family="paragraph" style:parent-style-name="Text_20_body">
      <style:text-properties officeooo:paragraph-rsid="00aba237"/>
    </style:style>
    <style:style style:name="P24" style:family="paragraph" style:parent-style-name="Text_20_body">
      <style:text-properties officeooo:rsid="00ad7cfa" officeooo:paragraph-rsid="00ad7cfa"/>
    </style:style>
    <style:style style:name="P25" style:family="paragraph" style:parent-style-name="Text_20_body">
      <style:text-properties officeooo:rsid="00af3ab0" officeooo:paragraph-rsid="00af3ab0"/>
    </style:style>
    <style:style style:name="P26"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27"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28" style:family="paragraph" style:parent-style-name="Text_20_body">
      <style:text-properties officeooo:rsid="007cc9ec" officeooo:paragraph-rsid="00ad7cfa"/>
    </style:style>
    <style:style style:name="P29" style:family="paragraph" style:parent-style-name="Text_20_body">
      <style:text-properties officeooo:rsid="010f8201" officeooo:paragraph-rsid="010f8201"/>
    </style:style>
    <style:style style:name="P30" style:family="paragraph" style:parent-style-name="Text_20_body">
      <style:text-properties fo:color="#ff0000" fo:font-weight="bold" officeooo:rsid="015d66a8" officeooo:paragraph-rsid="015d66a8" style:font-weight-asian="bold" style:font-weight-complex="bold"/>
    </style:style>
    <style:style style:name="P31" style:family="paragraph" style:parent-style-name="Text_20_body">
      <style:text-properties officeooo:rsid="0148f3a7" officeooo:paragraph-rsid="014b58ef"/>
    </style:style>
    <style:style style:name="P32" style:family="paragraph" style:parent-style-name="Text_20_body">
      <style:text-properties officeooo:rsid="0148f3a7" officeooo:paragraph-rsid="01480c88"/>
    </style:style>
    <style:style style:name="P33" style:family="paragraph" style:parent-style-name="Text_20_body">
      <style:text-properties officeooo:rsid="0091bac0" officeooo:paragraph-rsid="008fd049"/>
    </style:style>
    <style:style style:name="P34" style:family="paragraph" style:parent-style-name="Text_20_body">
      <style:text-properties officeooo:rsid="015c9fa9" officeooo:paragraph-rsid="015c9fa9"/>
    </style:style>
    <style:style style:name="P35" style:family="paragraph" style:parent-style-name="Text_20_body">
      <style:text-properties officeooo:rsid="006cd50d" officeooo:paragraph-rsid="0161d878"/>
    </style:style>
    <style:style style:name="P36" style:family="paragraph" style:parent-style-name="Text_20_body">
      <style:text-properties officeooo:rsid="006f7f6d" officeooo:paragraph-rsid="006f7f6d"/>
    </style:style>
    <style:style style:name="P37" style:family="paragraph" style:parent-style-name="Text_20_body">
      <style:text-properties officeooo:rsid="0079e973" officeooo:paragraph-rsid="0161d878"/>
    </style:style>
    <style:style style:name="P38" style:family="paragraph" style:parent-style-name="Text_20_body">
      <style:text-properties officeooo:paragraph-rsid="0161d878"/>
    </style:style>
    <style:style style:name="P39" style:family="paragraph" style:parent-style-name="Text_20_body">
      <style:text-properties officeooo:rsid="01210fe0" officeooo:paragraph-rsid="0161d878"/>
    </style:style>
    <style:style style:name="P40" style:family="paragraph" style:parent-style-name="Text_20_body">
      <style:text-properties officeooo:rsid="01205a74" officeooo:paragraph-rsid="0161d878"/>
    </style:style>
    <style:style style:name="P41" style:family="paragraph" style:parent-style-name="Text_20_body">
      <style:text-properties officeooo:rsid="00591012" officeooo:paragraph-rsid="0161d878"/>
    </style:style>
    <style:style style:name="P42" style:family="paragraph" style:parent-style-name="Text_20_body">
      <loext:graphic-properties draw:fill="solid" draw:fill-color="#ffffff" draw:opacity="100%"/>
      <style:paragraph-properties fo:background-color="#ffffff"/>
      <style:text-properties officeooo:rsid="0162a52c" officeooo:paragraph-rsid="0162a52c"/>
    </style:style>
    <style:style style:name="P43" style:family="paragraph" style:parent-style-name="Text_20_body">
      <style:text-properties officeooo:rsid="01649c1f" officeooo:paragraph-rsid="01649c1f"/>
    </style:style>
    <style:style style:name="P44" style:family="paragraph" style:parent-style-name="Quotations">
      <style:paragraph-properties fo:margin-top="0cm" fo:margin-bottom="0cm" loext:contextual-spacing="true"/>
      <style:text-properties officeooo:rsid="0148f3a7" officeooo:paragraph-rsid="014b58ef"/>
    </style:style>
    <style:style style:name="P45" style:family="paragraph" style:parent-style-name="Quotations">
      <style:paragraph-properties fo:margin-top="0cm" fo:margin-bottom="0cm" loext:contextual-spacing="true"/>
      <style:text-properties officeooo:paragraph-rsid="014b58ef"/>
    </style:style>
    <style:style style:name="P46" style:family="paragraph" style:parent-style-name="Quotations">
      <style:paragraph-properties fo:margin-top="0cm" fo:margin-bottom="0cm" loext:contextual-spacing="true"/>
      <style:text-properties officeooo:rsid="014b58ef" officeooo:paragraph-rsid="014b58ef"/>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list-style-name="L2">
      <style:text-properties officeooo:rsid="00413150" officeooo:paragraph-rsid="0046be5a"/>
    </style:style>
    <style:style style:name="P50" style:family="paragraph" style:parent-style-name="Text_20_body" style:list-style-name="L2">
      <style:text-properties officeooo:rsid="0041e767" officeooo:paragraph-rsid="0046be5a"/>
    </style:style>
    <style:style style:name="P51" style:family="paragraph" style:parent-style-name="Text_20_body" style:list-style-name="L2">
      <style:text-properties officeooo:rsid="008ac9a6" officeooo:paragraph-rsid="016a10af"/>
    </style:style>
    <style:style style:name="P52" style:family="paragraph" style:parent-style-name="Text_20_body" style:list-style-name="L2">
      <style:text-properties officeooo:rsid="0044edc8" officeooo:paragraph-rsid="0046be5a"/>
    </style:style>
    <style:style style:name="P53" style:family="paragraph" style:parent-style-name="Text_20_body" style:list-style-name="L2">
      <style:text-properties officeooo:rsid="0044edc8" officeooo:paragraph-rsid="016a10af"/>
    </style:style>
    <style:style style:name="P54" style:family="paragraph" style:parent-style-name="Text_20_body" style:list-style-name="L3">
      <style:text-properties officeooo:rsid="0046be5a" officeooo:paragraph-rsid="00514ba1"/>
    </style:style>
    <style:style style:name="P55" style:family="paragraph" style:parent-style-name="Text_20_body" style:list-style-name="L4">
      <style:text-properties officeooo:rsid="0049e8b8" officeooo:paragraph-rsid="00514ba1"/>
    </style:style>
    <style:style style:name="P56" style:family="paragraph" style:parent-style-name="Text_20_body" style:list-style-name="L5">
      <style:text-properties officeooo:rsid="004ae878" officeooo:paragraph-rsid="00514ba1"/>
    </style:style>
    <style:style style:name="P57" style:family="paragraph" style:parent-style-name="Text_20_body" style:list-style-name="L6">
      <style:text-properties officeooo:rsid="006cd50d" officeooo:paragraph-rsid="00725b97"/>
    </style:style>
    <style:style style:name="P58" style:family="paragraph" style:parent-style-name="Text_20_body" style:list-style-name="L7">
      <style:text-properties officeooo:rsid="00664c5b" officeooo:paragraph-rsid="00664c5b"/>
    </style:style>
    <style:style style:name="P59" style:family="paragraph" style:parent-style-name="Text_20_body" style:list-style-name="L8">
      <style:text-properties officeooo:rsid="01473a8c" officeooo:paragraph-rsid="01473a8c"/>
    </style:style>
    <style:style style:name="P60" style:family="paragraph" style:parent-style-name="Text_20_body" style:list-style-name="L9">
      <style:text-properties officeooo:rsid="014dd34b" officeooo:paragraph-rsid="014dd34b"/>
    </style:style>
    <style:style style:name="P61" style:family="paragraph" style:parent-style-name="Text_20_body" style:list-style-name="L10">
      <style:text-properties officeooo:rsid="014dd34b" officeooo:paragraph-rsid="014dd34b"/>
    </style:style>
    <style:style style:name="P62" style:family="paragraph" style:parent-style-name="Text_20_body" style:list-style-name="L11">
      <style:text-properties officeooo:rsid="0150d79e" officeooo:paragraph-rsid="0150d79e"/>
    </style:style>
    <style:style style:name="P63" style:family="paragraph" style:parent-style-name="Text_20_body" style:list-style-name="L12">
      <style:text-properties officeooo:rsid="0152ebd3" officeooo:paragraph-rsid="0152ebd3"/>
    </style:style>
    <style:style style:name="P64" style:family="paragraph" style:parent-style-name="Text_20_body" style:list-style-name="L13">
      <style:text-properties officeooo:rsid="015c9fa9" officeooo:paragraph-rsid="015c9fa9"/>
    </style:style>
    <style:style style:name="P65" style:family="paragraph" style:parent-style-name="Text_20_body" style:list-style-name="L14">
      <style:text-properties officeooo:rsid="006f5089" officeooo:paragraph-rsid="006f5089"/>
    </style:style>
    <style:style style:name="P66" style:family="paragraph" style:parent-style-name="Text_20_body" style:list-style-name="L15">
      <style:text-properties officeooo:rsid="006f7f6d" officeooo:paragraph-rsid="006f7f6d"/>
    </style:style>
    <style:style style:name="P67" style:family="paragraph" style:parent-style-name="Text_20_body" style:list-style-name="L16">
      <style:text-properties officeooo:rsid="0079e973" officeooo:paragraph-rsid="0161d878"/>
    </style:style>
    <style:style style:name="P68" style:family="paragraph" style:parent-style-name="Text_20_body" style:list-style-name="L16">
      <style:text-properties officeooo:rsid="0079e973" officeooo:paragraph-rsid="0165df64"/>
    </style:style>
    <style:style style:name="P69" style:family="paragraph" style:parent-style-name="Text_20_body" style:list-style-name="L18">
      <style:text-properties officeooo:rsid="0079e973" officeooo:paragraph-rsid="0161d878"/>
    </style:style>
    <style:style style:name="P70" style:family="paragraph" style:parent-style-name="Text_20_body">
      <style:text-properties officeooo:rsid="0079e973" officeooo:paragraph-rsid="0165df64"/>
    </style:style>
    <style:style style:name="P71" style:family="paragraph" style:parent-style-name="Text_20_body" style:list-style-name="L24">
      <style:text-properties officeooo:rsid="0079e973" officeooo:paragraph-rsid="0165df64"/>
    </style:style>
    <style:style style:name="P72" style:family="paragraph" style:parent-style-name="Text_20_body" style:list-style-name="L19"/>
    <style:style style:name="P73" style:family="paragraph" style:parent-style-name="Text_20_body" style:list-style-name="L19">
      <style:text-properties officeooo:paragraph-rsid="0084ddca"/>
    </style:style>
    <style:style style:name="P74" style:family="paragraph" style:parent-style-name="Text_20_body">
      <style:text-properties officeooo:rsid="01299a66" officeooo:paragraph-rsid="0165df64"/>
    </style:style>
    <style:style style:name="P75" style:family="paragraph" style:parent-style-name="Text_20_body">
      <style:text-properties officeooo:rsid="012ad5bf" officeooo:paragraph-rsid="0165df64"/>
    </style:style>
    <style:style style:name="P76" style:family="paragraph" style:parent-style-name="Text_20_body">
      <style:text-properties officeooo:paragraph-rsid="0165df64"/>
    </style:style>
    <style:style style:name="P77" style:family="paragraph" style:parent-style-name="Text_20_body">
      <style:text-properties officeooo:rsid="009672c2" officeooo:paragraph-rsid="0165df64"/>
    </style:style>
    <style:style style:name="P78" style:family="paragraph" style:parent-style-name="Text_20_body" style:list-style-name="L2">
      <style:text-properties officeooo:rsid="012e4ca7" officeooo:paragraph-rsid="016a10af"/>
    </style:style>
    <style:style style:name="P79" style:family="paragraph" style:parent-style-name="Text_20_body" style:list-style-name="L2">
      <style:text-properties officeooo:rsid="012ddc1b" officeooo:paragraph-rsid="016a10af"/>
    </style:style>
    <style:style style:name="P80" style:family="paragraph" style:parent-style-name="Quotations" style:list-style-name="L16">
      <style:text-properties officeooo:paragraph-rsid="0161d878"/>
    </style:style>
    <style:style style:name="P81" style:family="paragraph" style:parent-style-name="Quotations" style:list-style-name="L16">
      <style:text-properties officeooo:paragraph-rsid="0165df64"/>
    </style:style>
    <style:style style:name="P82" style:family="paragraph" style:parent-style-name="Quotations" style:list-style-name="L17">
      <style:text-properties officeooo:rsid="0079e973" officeooo:paragraph-rsid="0161d878"/>
    </style:style>
    <style:style style:name="P83" style:family="paragraph" style:parent-style-name="Quotations" style:list-style-name="L23">
      <style:text-properties officeooo:rsid="0079e973" officeooo:paragraph-rsid="0165df64"/>
    </style:style>
    <style:style style:name="P84" style:family="paragraph" style:parent-style-name="Quotations" style:list-style-name="L18">
      <style:text-properties officeooo:paragraph-rsid="0161d878"/>
    </style:style>
    <style:style style:name="P85" style:family="paragraph" style:parent-style-name="Quotations" style:list-style-name="L22">
      <style:text-properties officeooo:paragraph-rsid="0165df64"/>
    </style:style>
    <style:style style:name="P86" style:family="paragraph" style:parent-style-name="Quotations" style:list-style-name="L24">
      <style:text-properties officeooo:paragraph-rsid="0165df64"/>
    </style:style>
    <style:style style:name="P87" style:family="paragraph" style:parent-style-name="Index_20_Heading" style:list-style-name="L1">
      <style:text-properties officeooo:paragraph-rsid="0165df64"/>
    </style:style>
    <style:style style:name="P88" style:family="paragraph" style:parent-style-name="Index_20_Heading" style:list-style-name="L1">
      <style:text-properties officeooo:rsid="0162a52c" officeooo:paragraph-rsid="0162a52c"/>
    </style:style>
    <style:style style:name="P89" style:family="paragraph" style:parent-style-name="Index_20_Heading" style:list-style-name="L1">
      <style:text-properties officeooo:rsid="003da29b" officeooo:paragraph-rsid="003da29b"/>
    </style:style>
    <style:style style:name="P90" style:family="paragraph" style:parent-style-name="Index_20_Heading" style:list-style-name="L1">
      <style:text-properties officeooo:rsid="007bf684" officeooo:paragraph-rsid="0085c9b3"/>
    </style:style>
    <style:style style:name="P91" style:family="paragraph" style:parent-style-name="Index_20_Heading" style:list-style-name="L1">
      <style:text-properties officeooo:rsid="00ad7cfa" officeooo:paragraph-rsid="00ad7cfa"/>
    </style:style>
    <style:style style:name="P92" style:family="paragraph" style:parent-style-name="Index_20_Heading" style:list-style-name="L1">
      <style:text-properties officeooo:rsid="00a1354c" officeooo:paragraph-rsid="008c6a17"/>
    </style:style>
    <style:style style:name="P93" style:family="paragraph" style:parent-style-name="Index_20_Heading" style:list-style-name="L1">
      <style:text-properties officeooo:rsid="007e85fa" officeooo:paragraph-rsid="008c6a17"/>
    </style:style>
    <style:style style:name="P94" style:family="paragraph" style:parent-style-name="Heading" style:list-style-name="L1">
      <style:text-properties officeooo:paragraph-rsid="0046be5a"/>
    </style:style>
    <style:style style:name="P95" style:family="paragraph" style:parent-style-name="Heading" style:list-style-name="L1">
      <style:text-properties officeooo:paragraph-rsid="00591012"/>
    </style:style>
    <style:style style:name="P96" style:family="paragraph" style:parent-style-name="Heading" style:list-style-name="L1">
      <style:text-properties officeooo:rsid="003f39c7" officeooo:paragraph-rsid="003f39c7"/>
    </style:style>
    <style:style style:name="P97" style:family="paragraph" style:parent-style-name="Heading" style:list-style-name="L1">
      <style:text-properties officeooo:rsid="005549dd" officeooo:paragraph-rsid="005549dd"/>
    </style:style>
    <style:style style:name="T1" style:family="text">
      <style:text-properties officeooo:rsid="0019c731"/>
    </style:style>
    <style:style style:name="T2" style:family="text">
      <style:text-properties officeooo:rsid="0028ba60"/>
    </style:style>
    <style:style style:name="T3" style:family="text">
      <style:text-properties officeooo:rsid="00413150"/>
    </style:style>
    <style:style style:name="T4" style:family="text">
      <style:text-properties officeooo:rsid="00450c66"/>
    </style:style>
    <style:style style:name="T5" style:family="text">
      <style:text-properties officeooo:rsid="00481858"/>
    </style:style>
    <style:style style:name="T6" style:family="text">
      <style:text-properties officeooo:rsid="0049e8b8"/>
    </style:style>
    <style:style style:name="T7" style:family="text">
      <style:text-properties officeooo:rsid="004ae878"/>
    </style:style>
    <style:style style:name="T8" style:family="text">
      <style:text-properties officeooo:rsid="004b8c35"/>
    </style:style>
    <style:style style:name="T9" style:family="text">
      <style:text-properties officeooo:rsid="004d0e21"/>
    </style:style>
    <style:style style:name="T10" style:family="text">
      <style:text-properties officeooo:rsid="004e48cf"/>
    </style:style>
    <style:style style:name="T11" style:family="text">
      <style:text-properties officeooo:rsid="00501f85"/>
    </style:style>
    <style:style style:name="T12" style:family="text">
      <style:text-properties officeooo:rsid="00581e19"/>
    </style:style>
    <style:style style:name="T13" style:family="text">
      <style:text-properties officeooo:rsid="005ada21"/>
    </style:style>
    <style:style style:name="T14" style:family="text">
      <style:text-properties officeooo:rsid="00670b45"/>
    </style:style>
    <style:style style:name="T15" style:family="text">
      <style:text-properties officeooo:rsid="006f7f6d"/>
    </style:style>
    <style:style style:name="T16" style:family="text">
      <style:text-properties officeooo:rsid="00725b97"/>
    </style:style>
    <style:style style:name="T17" style:family="text">
      <style:text-properties officeooo:rsid="00743a11"/>
    </style:style>
    <style:style style:name="T18" style:family="text">
      <style:text-properties officeooo:rsid="0076ee36"/>
    </style:style>
    <style:style style:name="T19" style:family="text">
      <style:text-properties officeooo:rsid="007a4964"/>
    </style:style>
    <style:style style:name="T20" style:family="text">
      <style:text-properties officeooo:rsid="007b0aa4"/>
    </style:style>
    <style:style style:name="T21" style:family="text">
      <style:text-properties officeooo:rsid="007d9b84"/>
    </style:style>
    <style:style style:name="T22" style:family="text">
      <style:text-properties officeooo:rsid="0084ddca"/>
    </style:style>
    <style:style style:name="T23" style:family="text">
      <style:text-properties officeooo:rsid="00880588"/>
    </style:style>
    <style:style style:name="T24" style:family="text">
      <style:text-properties officeooo:rsid="00a8d810"/>
    </style:style>
    <style:style style:name="T25" style:family="text">
      <style:text-properties officeooo:rsid="00b34f8a"/>
    </style:style>
    <style:style style:name="T26" style:family="text">
      <style:text-properties officeooo:rsid="00c565ef"/>
    </style:style>
    <style:style style:name="T27" style:family="text">
      <style:text-properties officeooo:rsid="00c84477"/>
    </style:style>
    <style:style style:name="T28" style:family="text">
      <style:text-properties officeooo:rsid="011885fa"/>
    </style:style>
    <style:style style:name="T29" style:family="text">
      <style:text-properties officeooo:rsid="0124792c"/>
    </style:style>
    <style:style style:name="T30" style:family="text">
      <style:text-properties officeooo:rsid="01266ad6"/>
    </style:style>
    <style:style style:name="T31" style:family="text">
      <style:text-properties fo:font-weight="normal" officeooo:rsid="01210fe0" style:font-weight-asian="normal" style:font-weight-complex="normal"/>
    </style:style>
    <style:style style:name="T32" style:family="text">
      <style:text-properties fo:font-weight="normal" officeooo:rsid="012263f8" style:font-weight-asian="normal" style:font-weight-complex="normal"/>
    </style:style>
    <style:style style:name="T33" style:family="text">
      <style:text-properties officeooo:rsid="013ca5f6"/>
    </style:style>
    <style:style style:name="T34" style:family="text">
      <style:text-properties officeooo:rsid="013f833d"/>
    </style:style>
    <style:style style:name="T35" style:family="text">
      <style:text-properties officeooo:rsid="0141e6fa"/>
    </style:style>
    <style:style style:name="T36" style:family="text">
      <style:text-properties officeooo:rsid="01439c2c"/>
    </style:style>
    <style:style style:name="T37" style:family="text">
      <style:text-properties officeooo:rsid="014b58ef"/>
    </style:style>
    <style:style style:name="T38" style:family="text">
      <style:text-properties officeooo:rsid="014c7dd7"/>
    </style:style>
    <style:style style:name="T39" style:family="text">
      <style:text-properties officeooo:rsid="015c0767"/>
    </style:style>
    <style:style style:name="T40" style:family="text">
      <style:text-properties officeooo:rsid="012263f8"/>
    </style:style>
    <style:style style:name="T41" style:family="text">
      <style:text-properties officeooo:rsid="0079e973"/>
    </style:style>
    <style:style style:name="T42" style:family="text">
      <style:text-properties officeooo:rsid="01210fe0"/>
    </style:style>
    <style:style style:name="T43" style:family="text">
      <style:text-properties officeooo:rsid="012ae62b"/>
    </style:style>
    <style:style style:name="T44" style:family="text">
      <style:text-properties officeooo:rsid="012ad5bf"/>
    </style:style>
    <style:style style:name="T45" style:family="text">
      <style:text-properties officeooo:rsid="01299a66"/>
    </style:style>
    <style:style style:name="T46" style:family="text">
      <style:text-properties officeooo:rsid="0165df64"/>
    </style:style>
    <style:style style:name="T47" style:family="text">
      <style:text-properties officeooo:rsid="012ddc1b"/>
    </style:style>
    <style:style style:name="T48" style:family="text">
      <style:text-properties officeooo:rsid="012e4ca7"/>
    </style:style>
    <style:style style:name="T49" style:family="text">
      <style:text-properties fo:color="#c9211e"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23"><text:tab/>e-colle est un gestionnaire de colles destiné aux enseignants de CPGE, à leurs élèves, leurs colleurs ainsi qu'à l'administration pour le décompte des heures effectuées. <text:span text:style-name="T2">Son installation ne nécessite que des logiciels libres.</text:span></text:p>
      <text:p text:style-name="P26"><text:span text:style-name="T13">Toute l'installation </text:span>et <text:span text:style-name="T13">la configuration est décrite ici </text:span>sur un système d'exploitation de type <text:span text:style-name="T28">microsoft Windows</text:span>(testé précisément sur <text:span text:style-name="T28">Windows 10</text:span>).</text:p>
      <text:p text:style-name="P27">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47"><text:a xlink:type="simple" xlink:href="#__RefHeading__295_603275122" text:style-name="Index_20_Link" text:visited-style-name="Index_20_Link">1.Prérequis logiciels<text:tab/>1</text:a></text:p>
          <text:p text:style-name="P48"><text:a xlink:type="simple" xlink:href="#__RefHeading__297_603275122" text:style-name="Index_20_Link" text:visited-style-name="Index_20_Link">1.Python version &gt;= 3.4<text:tab/>2</text:a></text:p>
          <text:p text:style-name="P48"><text:a xlink:type="simple" xlink:href="#__RefHeading__301_603275122" text:style-name="Index_20_Link" text:visited-style-name="Index_20_Link">2.Apache2<text:tab/>3</text:a></text:p>
          <text:p text:style-name="P48"><text:a xlink:type="simple" xlink:href="#__RefHeading__303_603275122" text:style-name="Index_20_Link" text:visited-style-name="Index_20_Link">3.Le SGBD (Système de Gestion de Bases de Données)<text:tab/>5</text:a></text:p>
          <text:p text:style-name="P47"><text:a xlink:type="simple" xlink:href="#__RefHeading__305_603275122" text:style-name="Index_20_Link" text:visited-style-name="Index_20_Link">2.Configuration de e-colle<text:tab/>6</text:a></text:p>
          <text:p text:style-name="P48"><text:a xlink:type="simple" xlink:href="#__RefHeading__307_603275122" text:style-name="Index_20_Link" text:visited-style-name="Index_20_Link">1.Copie des fichiers et configuration de settings.py<text:tab/>6</text:a></text:p>
          <text:p text:style-name="P48"><text:a xlink:type="simple" xlink:href="#__RefHeading__309_603275122" text:style-name="Index_20_Link" text:visited-style-name="Index_20_Link">2.Création de la base de données<text:tab/>7</text:a></text:p>
          <text:p text:style-name="P48"><text:a xlink:type="simple" xlink:href="#__RefHeading__311_603275122" text:style-name="Index_20_Link" text:visited-style-name="Index_20_Link">3.Configuration de la base de données<text:tab/>8</text:a></text:p>
          <text:p text:style-name="P48"><text:a xlink:type="simple" xlink:href="#__RefHeading__313_603275122" text:style-name="Index_20_Link" text:visited-style-name="Index_20_Link">4.Configuration du site dans Apache2<text:tab/>8</text:a></text:p>
          <text:p text:style-name="P47"><text:a xlink:type="simple" xlink:href="#__RefHeading__687_1618626752" text:style-name="Index_20_Link" text:visited-style-name="Index_20_Link">3.Personnalisation de e-colle<text:tab/>11</text:a></text:p>
          <text:p text:style-name="P47"><text:a xlink:type="simple" xlink:href="#__RefHeading__3416_682834879" text:style-name="Index_20_Link" text:visited-style-name="Index_20_Link">4.Exécution en local (développement)<text:tab/>12</text:a></text:p>
          <text:p text:style-name="P47"><text:a xlink:type="simple" xlink:href="#__RefHeading__689_1618626752" text:style-name="Index_20_Link" text:visited-style-name="Index_20_Link">5.Sauvegardes de la base de données<text:tab/>12</text:a></text:p>
          <text:p text:style-name="P47"><text:a xlink:type="simple" xlink:href="#__RefHeading__691_1618626752" text:style-name="Index_20_Link" text:visited-style-name="Index_20_Link">6.Quelques liens utiles<text:tab/>12</text:a></text:p>
        </text:index-body>
      </text:table-of-content>
      <text:p text:style-name="P2"/>
      <text:list xml:id="list1102690321" text:style-name="L1">
        <text:list-item>
          <text:p text:style-name="P88"><text:bookmark-start text:name="__RefHeading__295_603275122"/>Installation d’un serveur Apache/python3/django<text:bookmark-end text:name="__RefHeading__295_603275122"/></text:p>
        </text:list-item>
      </text:list>
      <text:p text:style-name="P42">Depuis quelques années, il est devenu très facile d’installer un serveur python3/django/apache sous windows. Bitnami propose un tel serveur clé en main (et gratuit) avec possibilité d’utiliser MySQL ou postgreSQL comme gestionnaire de base de données.Il semble qu’il est régulièrement mis à jour avec les version stables les plus récentes des différents logiciels. On renvoie donc à la page :</text:p>
      <text:p text:style-name="P42"><text:a xlink:type="simple" xlink:href="https://bitnami.com/stack/django/installer" text:style-name="Internet_20_link" text:visited-style-name="Visited_20_Internet_20_Link">https://bitnami.com/stack/django/installer</text:a></text:p>
      <text:p text:style-name="P42">et à leur documentation pour la configuration du site.</text:p>
      <text:list xml:id="list124305891825728" text:continue-numbering="true" text:style-name="L1">
        <text:list-item>
          <text:p text:style-name="P89"><text:bookmark-start text:name="__RefHeading__305_603275122"/>Configuration de e-colle<text:bookmark-end text:name="__RefHeading__305_603275122"/></text:p>
        </text:list-item>
      </text:list>
      <text:p text:style-name="P16">Les étape décrites par la suite sont à faire dans l'ordre où elle sont présentées.</text:p>
      <text:list xml:id="list124305178150854" text:continue-numbering="true" text:style-name="L1">
        <text:list-item>
          <text:list>
            <text:list-item>
              <text:p text:style-name="P96"><text:bookmark-start text:name="__RefHeading__307_603275122"/>Copie des fichiers et configuration de settings.py<text:bookmark-end text:name="__RefHeading__307_603275122"/></text:p>
            </text:list-item>
          </text:list>
        </text:list-item>
      </text:list>
      <text:p text:style-name="Text_20_body">Décompressez l'archive e-colle dans le répertoire <text:span text:style-name="T33">C:\Apache24\htdocs (et </text:span><text:soft-page-break/><text:span text:style-name="T33">renommer e-colle le répertoire)</text:span></text:p>
      <text:p text:style-name="P10"><text:tab/>Dans la suite on notera CheminVersEColle le chemin absolu vers l'intérieur du répertoire e-colle.</text:p>
      <text:p text:style-name="P10"><text:tab/>Il faut configurer le fichier settings.py qui se trouve à <text:s/>CheminVersEColle<text:span text:style-name="T35">\</text:span>ecolle<text:span text:style-name="T35">\config</text:span>.py</text:p>
      <text:p text:style-name="P10"><text:tab/>Éditez le fichier avec votre éditeur <text:span text:style-name="T24">de texte</text:span> favori. Il faut alors préciser les poin<text:span text:style-name="T3">t</text:span>s suivants :</text:p>
      <text:list xml:id="list3749133122" text:style-name="L2">
        <text:list-item>
          <text:p text:style-name="P49">DEFAULT_ADMIN_PASSWD (le mot de passe par défaut à la création de l'utilisateur Admin).</text:p>
        </text:list-item>
        <text:list-item>
          <text:p text:style-name="P49">DEFAULT_SECRETARIAT_PASSWD (le mot de passe par défaut à la création de l'utilisateur Secrétariat).</text:p>
        </text:list-item>
        <text:list-item>
          <text:p text:style-name="P50">EMAIL_ADMIN (l'email de l'admin. On peut laisser vide)</text:p>
        </text:list-item>
        <text:list-item>
          <text:p text:style-name="P50">EMAIL_SECRETARIAT (l'email du secrétariat. On peut laisser vide)</text:p>
        </text:list-item>
        <text:list-item>
          <text:p text:style-name="P50">IP_FILTRE_ADMIN. Mettre True si on veut que la partie admin ne soit accessible que depuis certain<text:span text:style-name="T19">e</text:span>s adresses IP pour des raisons de sécurité, False sinon.</text:p>
        </text:list-item>
        <text:list-item>
          <text:p text:style-name="P50">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51">I<text:span text:style-name="T47">DB_NAME. Base de données (mysql ou postgresql ou sqlite3)</text:span></text:p>
        </text:list-item>
        <text:list-item>
          <text:p text:style-name="P79">DB_PASSWORD. mot de passe pour se connecter à la base de données</text:p>
        </text:list-item>
        <text:list-item>
          <text:p text:style-name="P79">DB_HOST. <text:span text:style-name="T48">A</text:span>dresse locale de la base de données</text:p>
        </text:list-item>
        <text:list-item>
          <text:p text:style-name="P79">DB_PORT. port de la BDD, vide par défaut. À renseigner si la BDD se trouve sur un port particulier</text:p>
        </text:list-item>
        <text:list-item>
          <text:p text:style-name="P51">IMAGEMAGICK. True si on veut utiliser ImageMagick pour convertir en jpg la première page d'un document pdf d'un programme. False sinon.</text:p>
        </text:list-item>
        <text:list-item>
          <text:p text:style-name="P53">ALLOWED_HOSTS. La liste des noms de domaine autorisés pour e-colle. Démarrer par un point pour autoriser les sous-domaines. Par exemple '.e-colle.fr' autorisera tous les noms de domaine du type 'xxxxxxxxxx.e-colle.fr'</text:p>
        </text:list-item>
        <text:list-item>
          <text:p text:style-name="P78">INTERNAL_IPS. liste des IP autorisées pour accéder en interne à e-colle quand debug est True</text:p>
        </text:list-item>
        <text:list-item>
          <text:p text:style-name="P53"><text:soft-page-break/>SECRET_KEY. Une clé secrète de 50 caractères ASCII. <text:span text:style-name="T49">À modifier.</text:span></text:p>
        </text:list-item>
        <text:list-item>
          <text:p text:style-name="P78">TIME_ZONE. Fuseau horaire</text:p>
        </text:list-item>
        <text:list-item>
          <text:p text:style-name="P78">HEURE_DEBUT. Heure de début des colles (en minutes depuis minuit)</text:p>
        </text:list-item>
        <text:list-item>
          <text:p text:style-name="P78">HEURE_FIN. Heure de fin des colles (en minutes depuis minuit)</text:p>
        </text:list-item>
        <text:list-item>
          <text:p text:style-name="P78">INTERVALLE. Intervalle entre 2 créneaux (en minutes)</text:p>
        </text:list-item>
      </text:list>
      <text:p text:style-name="P29">Enfin, si les crédits ECTS sont activés et que l’on veut incruster dans les pdf directement le tampon/signature du proviseur/proviseur adjoint, il suffit de mettre une image <text:span text:style-name="T35">(carrée)</text:span> proviseur.jpg ou proviseur.png et/ou proviseuradjoint.jpg ou proviseuradjoint.png dans le répertoire resources.</text:p>
      <text:list xml:id="list124305953682902" text:continue-list="list124305178150854" text:style-name="L1">
        <text:list-item>
          <text:list>
            <text:list-item>
              <text:p text:style-name="P94"><text:bookmark-start text:name="__RefHeading__309_603275122"/><text:span text:style-name="T18">Création</text:span> de la base de données<text:bookmark-end text:name="__RefHeading__309_603275122"/></text:p>
            </text:list-item>
          </text:list>
        </text:list-item>
      </text:list>
      <text:list xml:id="list3445630443" text:style-name="L3">
        <text:list-item>
          <text:p text:style-name="P54">MysQL</text:p>
        </text:list-item>
      </text:list>
      <text:p text:style-name="P11">Si l<text:span text:style-name="T6">e SGBD</text:span> que vous avez choisi est MySQL, le p<text:span text:style-name="T5">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12">Cliquez sur l'onglet User, puis en bas cliquez sur add User.</text:p>
      <text:p text:style-name="P12">Entrez e-colle comme nom d'utilisateur et cliquer sur le générateur de mot de passe pour avoir un mot de passe robuste. Copiez ce mot de passe dans le champs  PASSWORD  de DATABASES dans settings.py. </text:p>
      <text:p text:style-name="P15"><text:span text:style-name="T5">Cochez la case « </text:span>Create database with same name and grant all privileges » <text:span text:style-name="T5">puis validez (Go tout en bas à droite)</text:span></text:p>
      <text:p text:style-name="P12">Cliquez ensuite sur la base de donnée e-colle apparue dans la liste de gauche, puis onglet Operations. En bas à <text:span text:style-name="T6">droite</text:span>, partie Collation, sélectionnez dans la liste déroul<text:span text:style-name="T7">an</text:span>te utf8_general_ci (Il s'agit de l'encodage utilisé pour ordonner / comparer les chaînes de caractères, on choisit donc utf8, insensible à la casse), puis validez.</text:p>
      <text:p text:style-name="P12">Votre base de données est prête.</text:p>
      <text:list xml:id="list2919328772" text:style-name="L4">
        <text:list-item>
          <text:p text:style-name="P55">PostgreSQL</text:p>
        </text:list-item>
      </text:list>
      <text:p text:style-name="P13">Si le SGBD que vous avez choisi est PostgreSQL, <text:span text:style-name="T33">ouvrez PgAdmin3, créer une base de données e-colle (encodage UTF8), puis créer un utilisateur e-colle auquel vous donnez tous les droits sur la base e-colle. Le mot de passe attribué à l'utilisateur e-colle doit être copié dans le champs  PASSWORD  de DATABASES dans settings.py. <text:s/>Votre base de données est alors prête.</text:span></text:p>
      <text:p text:style-name="P22"><text:soft-page-break/>Il est important de noter que dans le cas de PostgreSQL, il peut être nécessaire d'effectuer régulièrement des VACUUM (une sorte de défragmentation) sur certaines tables, surtout celles qui subissent beaucoup d'effaçages/modifications.</text:p>
      <text:list xml:id="list930972875" text:style-name="L5">
        <text:list-item>
          <text:p text:style-name="P56">SQLite</text:p>
        </text:list-item>
      </text:list>
      <text:p text:style-name="P14">Si le SGBD que vous avez choisi est SQLite, il n'y a rien à faire, puisqu'il n'y a aucune authentification nécessaire pour accéder à la base de données. (La sécurité est donc moins bonne <text:span text:style-name="T11">qu'</text:span>avec <text:span text:style-name="T11">MySQL ou PostgreSQL</text:span>). Il faut d'ailleurs laisser les champs USER, PASSWORD et HOST vides dans DATABASES du fichier settings.py, <text:span text:style-name="T27">et mettre le chemin vers le fichier d'enregistrement dans NAME.</text:span></text:p>
      <text:list xml:id="list124304427194576" text:continue-list="list124305953682902" text:style-name="L1">
        <text:list-item>
          <text:list>
            <text:list-item>
              <text:p text:style-name="P97"><text:bookmark-start text:name="__RefHeading__311_603275122"/><text:span text:style-name="T12">C</text:span>onfiguration de la base de données<text:bookmark-end text:name="__RefHeading__311_603275122"/></text:p>
            </text:list-item>
          </text:list>
        </text:list-item>
      </text:list>
      <text:p text:style-name="P41">Dans un terminal, allez dans le répertoire e-colle, puis lancez la commande :</text:p>
      <text:p text:style-name="P8">python3 manage.py migrate</text:p>
      <text:p text:style-name="P40">Si jamais vous faites une mise à niveau de e-colle, il faudra d’abord lancer la commande</text:p>
      <text:p text:style-name="P9">python3 manage.py makemigrations</text:p>
      <text:p text:style-name="P40">pour mettre à jour la structure de la base de données.</text:p>
      <text:p text:style-name="P17">Une fois cette étape finie, toutes les tables de la base de données ont été créées.</text:p>
      <text:list xml:id="list124305513924195" text:continue-numbering="true" text:style-name="L1">
        <text:list-item>
          <text:list>
            <text:list-item>
              <text:p text:style-name="P95"><text:bookmark-start text:name="__RefHeading__313_603275122"/>Configuration du site dans Apache2<text:bookmark-end text:name="__RefHeading__313_603275122"/></text:p>
            </text:list-item>
          </text:list>
        </text:list-item>
      </text:list>
      <text:p text:style-name="P18">Il reste à configurer le site dans Apache2.</text:p>
      <text:list xml:id="list2069433200" text:style-name="L6">
        <text:list-item>
          <text:p text:style-name="P57">Gestion du protocole SSL (conseillé)</text:p>
        </text:list-item>
      </text:list>
      <text:p text:style-name="P35">Si vous voulez crypter l'envoi et la réception des données <text:span text:style-name="T15">(si vous ne le faites pas, les mots de passe vont passer en clair sur internet)</text:span>, <text:span text:style-name="T16">il faut </text:span>utiliser le protocole SSL (https), <text:span text:style-name="T16">qui combine un cryptage + une certification du site</text:span>. <text:span text:style-name="T42">Il existe désormais un moyen d’obtenir gratuitement un tel certificat grâce à l’initiative « Let’s encrypt ». On renvoie à la documentation disponible sur </text:span></text:p>
      <text:p text:style-name="P35"><text:a xlink:type="simple" xlink:href="https://letsencrypt.org/" text:style-name="Internet_20_link" text:visited-style-name="Visited_20_Internet_20_Link">https://letsencrypt.org/</text:a></text:p>
      <text:p text:style-name="P39"><text:span text:style-name="Strong_20_Emphasis"><text:span text:style-name="T31">À noter que l’utilisation des applications mobiles e-colle (iOS et </text:span></text:span><text:span text:style-name="Strong_20_Emphasis"><text:span text:style-name="T32">android</text:span></text:span><text:span text:style-name="Strong_20_Emphasis"><text:span text:style-name="T31">) est impossible avec des certificats non valides.</text:span></text:span></text:p>
      <text:list xml:id="list3405380589" text:style-name="L7">
        <text:list-item>
          <text:p text:style-name="P58">Configuration du virtualhost.</text:p>
        </text:list-item>
      </text:list>
      <text:p text:style-name="P20">Édite<text:span text:style-name="T34">r</text:span> le fichier e-colle<text:span text:style-name="T34">win</text:span>.conf <text:span text:style-name="T17">(ou e-collewinssl.conf si vous utilisez le protocole SSL)</text:span> présent à la racine du répertoire e-colle, et modifie<text:span text:style-name="T34">r</text:span> les directives ServerName et ServerAdmin en conséquence. <text:span text:style-name="T36">Modifiez si besoin les différents </text:span><text:soft-page-break/><text:span text:style-name="T36">chemins qui y sont spécifiés (les chemins par défaut supposent que Apache est installé dans le répertoire C:\Apache24).</text:span> <text:span text:style-name="T14">Sauvegardez. Si on accède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14">Obtention d'un nom de domaine</text:span></text:a><text:span text:style-name="T14">)</text:span></text:p>
      <text:p text:style-name="P43">Dans tout ce qui suit, il faut probablement adapter les chemins « C:\apache24\conf\.. » aux vrais répertoires utilisés par django-stack de bitnami.</text:p>
      <text:p text:style-name="P19">Couper ensuite le fichier e-collewin.conf (ou e-collewinssl.conf), puis le coller dans le répertoire C:\apache24\conf\extra.</text:p>
      <text:p text:style-name="P32">Éditer le fichier httpd.conf. Décommenter les lignes :</text:p>
      <text:p text:style-name="Quotations">LoadModule authz_host_module modules/mod_authz_host.so</text:p>
      <text:p text:style-name="P4">LoadModule log_config_module modules/mod_log_config.so</text:p>
      <text:p text:style-name="P5">LoadModule socache_shmcb_module modules/mod_socache_shmcb.so</text:p>
      <text:p text:style-name="Quotations">Include conf/extra/httpd-vhosts.conf</text:p>
      <text:p text:style-name="P31">Ouvrir ensuite le fichier httpd-vhosts.conf (qui se trouve au chemin indiqué juste avant). <text:span text:style-name="T37">Tout effacer et remplacer par </text:span></text:p>
      <text:p text:style-name="P45">&lt;VirtualHost *:80&gt;</text:p>
      <text:p text:style-name="P45">ServerAdmin webmaster@localhost</text:p>
      <text:p text:style-name="P45">DocumentRoot <text:span text:style-name="T37">"</text:span>C:/Apache24/htdocs<text:span text:style-name="T37">"</text:span></text:p>
      <text:p text:style-name="P45">LogLevel warn</text:p>
      <text:p text:style-name="P46">ErrorLog "logs/error.log"</text:p>
      <text:p text:style-name="P46">CustomLog "logs/access.log" common</text:p>
      <text:p text:style-name="P44">&lt;/VirtualHost&gt;</text:p>
      <text:p text:style-name="P44"/>
      <text:list xml:id="list3482430501" text:style-name="L8">
        <text:list-item>
          <text:list>
            <text:list-item>
              <text:p text:style-name="P59">Si vous n’utilisez pas le protocole SSL, <text:s/>écrire en dessous :</text:p>
            </text:list-item>
          </text:list>
        </text:list-item>
      </text:list>
      <text:p text:style-name="Quotations">Include <text:span text:style-name="T38">conf/extra/</text:span>e-collewin.conf</text:p>
      <text:list xml:id="list404817050" text:style-name="L9">
        <text:list-item>
          <text:list>
            <text:list-header>
              <text:p text:style-name="P60">pour y inclure le virtualhost du site e-colle.conf</text:p>
            </text:list-header>
          </text:list>
        </text:list-item>
      </text:list>
      <text:list xml:id="list2538384960" text:style-name="L10">
        <text:list-item>
          <text:list>
            <text:list-item>
              <text:p text:style-name="P61">Si vous utilisez le protocole SSL, il faut éditer le fichier httpd.conf, et décommenter les lignes :</text:p>
            </text:list-item>
          </text:list>
        </text:list-item>
      </text:list>
      <text:p text:style-name="Quotations">LoadModule ssl_module modules/mod_ssl.so</text:p>
      <text:p text:style-name="P6">Include conf/extra/httpd-ssl.conf</text:p>
      <text:list xml:id="list2786445176" text:style-name="L11">
        <text:list-item>
          <text:list>
            <text:list-header>
              <text:p text:style-name="P62">Ouvrez ensuite le fichier httpd-ssl.conf (au chemin indiqué au-dessus). Effacer tout le contenu du fichier à partir de la ligne <text:s/>(incluse)</text:p>
            </text:list-header>
          </text:list>
        </text:list-item>
      </text:list>
      <text:p text:style-name="Quotations">&lt;VirtualHost _default_:443&gt;</text:p>
      <text:list xml:id="list82408584" text:style-name="L12">
        <text:list-item>
          <text:list>
            <text:list-header>
              <text:p text:style-name="P63"><text:soft-page-break/>et écrire à la fin du fichier</text:p>
            </text:list-header>
          </text:list>
        </text:list-item>
      </text:list>
      <text:p text:style-name="P7">Include <text:span text:style-name="T38">conf/extra/</text:span>e-collewin<text:span text:style-name="T39">ssl</text:span>.conf</text:p>
      <text:list xml:id="list2822812188" text:style-name="L13">
        <text:list-item>
          <text:list>
            <text:list-header>
              <text:p text:style-name="P64">pour y inclure le virtualhost de e-colle.</text:p>
            </text:list-header>
          </text:list>
        </text:list-item>
      </text:list>
      <text:p text:style-name="P34">Redémarrer enfin apache pour prendre en compte les changements.</text:p>
      <text:p text:style-name="P30">ATTENTION : Si vous utilisez Apache 2.2, la syntaxe « require all granted » n’est pas valable. Il faut la remplacer par la syntaxe en vigueur pour apache 2.2 (voir la documentation d’apache).</text:p>
      <text:p text:style-name="P33"/>
      <text:section text:style-name="Sect1" text:name="Section2">
        <text:list xml:id="list377573003" text:style-name="L14">
          <text:list-item>
            <text:p text:style-name="P65">Obtention d'un nom de domaine</text:p>
          </text:list-item>
        </text:list>
      </text:section>
      <text:p text:style-name="P21">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25">e</text:span>s et un nombre de noms de domaines limité (~3). Par exemple no-ip, dyndns, etc.… <text:span text:style-name="T26">Rendez-vous</text:span> donc <text:span text:style-name="T26">sur</text:span> votre moteur de recherche préféré pour l'obtention d'un nom de domaine.</text:p>
      <text:list xml:id="list822344375" text:style-name="L15">
        <text:list-item>
          <text:p text:style-name="P66">Configuration de votre box/routeur</text:p>
        </text:list-item>
      </text:list>
      <text:p text:style-name="P36">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24304381869427" text:continue-list="list124305513924195" text:style-name="L1">
        <text:list-item>
          <text:p text:style-name="P90"><text:bookmark-start text:name="__RefHeading__687_1618626752"/>Personnalisation de e-colle<text:bookmark-end text:name="__RefHeading__687_1618626752"/></text:p>
        </text:list-item>
      </text:list>
      <text:p text:style-name="P28"><text:tab/>Vous pouvez bien entendu personnaliser e-colle bien au-delà des quelques paramètres du fichier settings.py. Par exemple tout le CSS est contenu dans un seul fichier (public<text:span text:style-name="T30">\</text:span>css<text:span text:style-name="T30">\</text:span>style.css<text:span text:style-name="T21">),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24305293330820" text:continue-numbering="true" text:style-name="L1">
        <text:list-item>
          <text:p text:style-name="P91"><text:bookmark-start text:name="__RefHeading__3416_682834879"/><text:soft-page-break/>Exécution en local (développement)<text:bookmark-end text:name="__RefHeading__3416_682834879"/></text:p>
        </text:list-item>
      </text:list>
      <text:p text:style-name="P24">À des fins de test, vous pouvez exécuter en local e-colle, en passant la variable DEBUG à True dans settings.py, et en lançant la commande</text:p>
      <text:p text:style-name="P3">python manage.py runserver</text:p>
      <text:p text:style-name="P25">dans le répertoire e-colle. E-colle sera alors accessible à l'adresse localhost:8000. Attention ce serveur ne doit jamais être utilisé autrement qu'en local, de même que la variable DEBUG ne doit valoir True qu'en local.</text:p>
      <text:list xml:id="list124306167110067" text:continue-numbering="true" text:style-name="L1">
        <text:list-item>
          <text:p text:style-name="P92"><text:bookmark-start text:name="__RefHeading__689_1618626752"/>Sauvegardes de la base de données<text:bookmark-end text:name="__RefHeading__689_1618626752"/></text:p>
        </text:list-item>
      </text:list>
      <text:p text:style-name="P77">Il est important de faire des sauvegardes régulières de la base de donnée.</text:p>
      <text:p text:style-name="P70">Depuis la dernière version des commandes à exécuter dans les console ont été ajoutées :</text:p>
      <text:list xml:id="list988749018" text:style-name="L16">
        <text:list-item>
          <text:p text:style-name="P68">« backup » . Si vous exécutez depuis le répertoire e-colle la commande </text:p>
          <text:p text:style-name="P81">python3 manage.py backup</text:p>
        </text:list-item>
      </text:list>
      <text:p text:style-name="P70">cela crée une sauvegarde de la base de données dans le répertoire /backup, dont le nom correspond à la date de la sauvegarde.</text:p>
      <text:p text:style-name="P76">Si on ajouter l’option <text:s text:c="2"/>-m ou –media :</text:p>
      <text:list xml:id="list57548238" text:style-name="L23">
        <text:list-header>
          <text:p text:style-name="P83">python3 manage.py <text:span text:style-name="T40">backup </text:span>-m</text:p>
        </text:list-header>
      </text:list>
      <text:p text:style-name="P70">on sauvegarde en plus les fichier media (photos/programmes de colle,etc..).</text:p>
      <text:p text:style-name="P70">À utiliser régulièrement pour avoir des points de sauvegarde des données en cas de problème.</text:p>
      <text:list xml:id="list2732077053" text:style-name="L24">
        <text:list-item>
          <text:p text:style-name="P71">« restore ». Si vous exécutez depuis le répertoire e-colle la commande </text:p>
          <text:p text:style-name="P86">python3 manage.py <text:span text:style-name="T41">restore</text:span></text:p>
        </text:list-item>
      </text:list>
      <text:p text:style-name="P70">On vous propose de réinitialiser le base de données/les fichiers media à une sauvegarde antérieure effectuée avec la commande backup.</text:p>
      <text:list xml:id="list124305537384654" text:continue-list="list124306167110067" text:style-name="L1">
        <text:list-item>
          <text:p text:style-name="P87"><text:span text:style-name="T46">Commande console</text:span></text:p>
        </text:list-item>
      </text:list>
      <text:p text:style-name="P74">Voici les commandes que l’on peut exécuter depuis la console dans le répertoire e-colle :</text:p>
      <text:list xml:id="list1041722239" text:style-name="L22">
        <text:list-item>
          <text:p text:style-name="P85">python3 manage.py setdebugtrue</text:p>
        </text:list-item>
      </text:list>
      <text:p text:style-name="P75">pour passer la variable DEBUG à True</text:p>
      <text:list xml:id="list124306472963109" text:continue-numbering="true" text:style-name="L22">
        <text:list-item>
          <text:p text:style-name="P85">python3 manage.py setdebug<text:span text:style-name="T44">false</text:span></text:p>
        </text:list-item>
      </text:list>
      <text:p text:style-name="P75"><text:soft-page-break/>pour passer la variable DEBUG à False</text:p>
      <text:list xml:id="list124305027876494" text:continue-numbering="true" text:style-name="L22">
        <text:list-item>
          <text:p text:style-name="P85">python3 manage.py <text:span text:style-name="T44">backup</text:span></text:p>
        </text:list-item>
      </text:list>
      <text:p text:style-name="P75">pour faire une sauvegarde de la base de données</text:p>
      <text:list xml:id="list124305927816705" text:continue-numbering="true" text:style-name="L22">
        <text:list-item>
          <text:p text:style-name="P85">python3 manage.py <text:span text:style-name="T44">backup -m</text:span></text:p>
        </text:list-item>
      </text:list>
      <text:p text:style-name="P75">pour faire une sauvegarde de la base de données et des fichiers media</text:p>
      <text:list xml:id="list124305580016635" text:continue-numbering="true" text:style-name="L22">
        <text:list-item>
          <text:p text:style-name="P85">python3 manage.py <text:span text:style-name="T43">restore</text:span></text:p>
        </text:list-item>
      </text:list>
      <text:p text:style-name="P75">pou<text:span text:style-name="T43">r </text:span>r<text:span text:style-name="T41">éinitialiser le base de données/les fichiers media à une sauvegarde antérieure effectuée avec la commande backup.</text:span></text:p>
      <text:list xml:id="list124305260924449" text:continue-numbering="true" text:style-name="L22">
        <text:list-item>
          <text:p text:style-name="P85">python3 manage.py <text:span text:style-name="T43">initdata</text:span></text:p>
        </text:list-item>
      </text:list>
      <text:p text:style-name="P75">pour <text:span text:style-name="T43">initialiser les données de e-colle</text:span></text:p>
      <text:list xml:id="list124304703981528" text:continue-numbering="true" text:style-name="L22">
        <text:list-item>
          <text:p text:style-name="P85">python3 manage.py <text:span text:style-name="T43">nouvelle_annee</text:span></text:p>
        </text:list-item>
      </text:list>
      <text:p text:style-name="P70"><text:span text:style-name="T43">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span></text:p>
      <text:list xml:id="list124304410651242" text:continue-list="list124305537384654" text:style-name="L1">
        <text:list-item>
          <text:p text:style-name="P93"><text:bookmark-start text:name="__RefHeading__691_1618626752"/>Quelques liens utiles<text:bookmark-end text:name="__RefHeading__691_1618626752"/></text:p>
        </text:list-item>
      </text:list>
      <text:list xml:id="list1352594780" text:style-name="L19">
        <text:list-item>
          <text:p text:style-name="P72"><text:a xlink:type="simple" xlink:href="https://docs.djangoproject.com/fr/1.9/" text:style-name="Internet_20_link" text:visited-style-name="Visited_20_Internet_20_Link"><text:span text:style-name="T22">Lien vers la documentation de Django</text:span></text:a></text:p>
        </text:list-item>
        <text:list-item>
          <text:p text:style-name="P72"><text:a xlink:type="simple" xlink:href="http://dev.mysql.com/doc/" text:style-name="Internet_20_link" text:visited-style-name="Visited_20_Internet_20_Link"><text:span text:style-name="T22">lien vers la documentation de MySQL</text:span></text:a></text:p>
        </text:list-item>
        <text:list-item>
          <text:p text:style-name="P72"><text:a xlink:type="simple" xlink:href="http://www.postgresqlfr.org/" text:style-name="Internet_20_link" text:visited-style-name="Visited_20_Internet_20_Link"><text:span text:style-name="T22">lien vers la documentationde PostgreSQL</text:span></text:a></text:p>
        </text:list-item>
        <text:list-item>
          <text:p text:style-name="P73"><text:a xlink:type="simple" xlink:href="https://www.sqlite.org/" text:style-name="Internet_20_link" text:visited-style-name="Visited_20_Internet_20_Link"><text:span text:style-name="T22">lien vers la documentation de SQLite</text:span></text:a></text:p>
        </text:list-item>
        <text:list-item>
          <text:p text:style-name="P72"><text:a xlink:type="simple" xlink:href="http://httpd.apache.org/docs/2.0/fr/" text:style-name="Internet_20_link" text:visited-style-name="Visited_20_Internet_20_Link"><text:span text:style-name="T22">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2:43:01.858679956</dc:date>
    <meta:editing-duration>P3DT3H3M25S</meta:editing-duration>
    <meta:editing-cycles>328</meta:editing-cycles>
    <meta:generator>LibreOffice/6.2.5.2$Linux_X86_64 LibreOffice_project/20$Build-2</meta:generator>
    <meta:document-statistic meta:table-count="0" meta:image-count="0" meta:object-count="0" meta:page-count="8" meta:paragraph-count="149" meta:word-count="2141" meta:character-count="13760" meta:non-whitespace-character-count="11806"/>
  </office:meta>
</office:document-meta>
</file>